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Plain_20_Text">
      <style:text-properties style:font-name="Courier New" style:font-name-complex="Courier New1"/>
    </style:style>
    <style:style style:name="P2" style:family="paragraph" style:parent-style-name="Plain_20_Text">
      <style:text-properties officeooo:paragraph-rsid="00052d23"/>
    </style:style>
    <style:style style:name="P3" style:family="paragraph" style:parent-style-name="Plain_20_Text">
      <style:text-properties officeooo:paragraph-rsid="0006809f"/>
    </style:style>
    <style:style style:name="P4" style:family="paragraph" style:parent-style-name="Plain_20_Text">
      <style:text-properties officeooo:rsid="0006809f" officeooo:paragraph-rsid="0006809f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officeooo:rsid="00052d23" style:font-name-complex="Courier New1"/>
    </style:style>
    <style:style style:name="T3" style:family="text">
      <style:text-properties style:font-name="Courier New" officeooo:rsid="0006809f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lain_20_Text" loext:marker-style-name="T1"><text:span text:style-name="T1"><text:s text:c="19"/>SOIL AND ATMOSPHERIC FACTORS AFFECTING PLANT GROWTH</text:span><text:span text:style-name="T1"/></text:p>
      <text:p text:style-name="P1" loext:marker-style-name="T1"/>
      <text:p text:style-name="Plain_20_Text" loext:marker-style-name="T1"><text:span text:style-name="T1">Soil factors;</text:span><text:span text:style-name="T1"/></text:p>
      <text:p text:style-name="Plain_20_Text" loext:marker-style-name="T1"><text:span text:style-name="T1">1.Soil temperature</text:span><text:span text:style-name="T1"/></text:p>
      <text:p text:style-name="Plain_20_Text" loext:marker-style-name="T1"><text:span text:style-name="T1">2.Soil moisture</text:span><text:span text:style-name="T1"/></text:p>
      <text:p text:style-name="Plain_20_Text" loext:marker-style-name="T1"><text:span text:style-name="T1">3.Soil aeration</text:span><text:span text:style-name="T1"/></text:p>
      <text:p text:style-name="Plain_20_Text" loext:marker-style-name="T1"><text:span text:style-name="T1">4.Soil nutrient supply</text:span><text:span text:style-name="T1"/></text:p>
      <text:p text:style-name="Plain_20_Text" loext:marker-style-name="T1"><text:span text:style-name="T1">5.Soil texture</text:span><text:span text:style-name="T1"/></text:p>
      <text:p text:style-name="Plain_20_Text" loext:marker-style-name="T1"><text:span text:style-name="T1">6.Aggregate size</text:span><text:span text:style-name="T1"/></text:p>
      <text:p text:style-name="Plain_20_Text" loext:marker-style-name="T1"><text:span text:style-name="T1">7.Porosity</text:span><text:span text:style-name="T1"/></text:p>
      <text:p text:style-name="Plain_20_Text" loext:marker-style-name="T1"><text:span text:style-name="T1">8.Water holding capacity</text:span><text:span text:style-name="T1"/></text:p>
      <text:p text:style-name="Plain_20_Text" loext:marker-style-name="T1"><text:span text:style-name="T1">9.Soil pH</text:span><text:span text:style-name="T1"/></text:p>
      <text:p text:style-name="Plain_20_Text" loext:marker-style-name="T1"><text:span text:style-name="T1">10.Soil organisms(living and nin-living)</text:span><text:span text:style-name="T1"/></text:p>
      <text:p text:style-name="P1" loext:marker-style-name="T1"/>
      <text:p text:style-name="P1" loext:marker-style-name="T1"/>
      <text:p text:style-name="P1" loext:marker-style-name="T1"/>
      <text:p text:style-name="Plain_20_Text" loext:marker-style-name="T1"><text:span text:style-name="T1">Atmospheric factors;</text:span><text:span text:style-name="T1"/></text:p>
      <text:p text:style-name="Plain_20_Text" loext:marker-style-name="T1"><text:span text:style-name="T1">1.Light(quality,quantity,duration)</text:span><text:span text:style-name="T1"/></text:p>
      <text:p text:style-name="Plain_20_Text" loext:marker-style-name="T1"><text:span text:style-name="T1">2.Temperature</text:span><text:span text:style-name="T1"/></text:p>
      <text:p text:style-name="Plain_20_Text" loext:marker-style-name="T1"><text:span text:style-name="T1">3.Humidier</text:span><text:span text:style-name="T1"/></text:p>
      <text:p text:style-name="Plain_20_Text" loext:marker-style-name="T1"><text:span text:style-name="T1">4.Carbon dioxide concentration</text:span><text:span text:style-name="T1"/></text:p>
      <text:p text:style-name="Plain_20_Text" loext:marker-style-name="T1"><text:span text:style-name="T1">5.Solar radiation</text:span><text:span text:style-name="T1"/></text:p>
      <text:p text:style-name="Plain_20_Text" loext:marker-style-name="T1"><text:span text:style-name="T1">6.Precipitation <text:s text:c="2"/></text:span><text:span text:style-name="T1"/></text:p>
      <text:p text:style-name="P1" loext:marker-style-name="T1"/>
      <text:p text:style-name="P2" loext:marker-style-name="T1"><text:span text:style-name="T1">Pest <text:s text:c="2"/></text:span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2">selected factors:</text:span></text:p>
      <text:p text:style-name="P2" loext:marker-style-name="T1"><text:span text:style-name="T2">soil:</text:span></text:p>
      <text:p text:style-name="P2" loext:marker-style-name="T1"><text:span text:style-name="T2">soil temperature</text:span></text:p>
      <text:p text:style-name="P2" loext:marker-style-name="T1"><text:span text:style-name="T2">soil moisture</text:span></text:p>
      <text:p text:style-name="P2" loext:marker-style-name="T1"><text:span text:style-name="T2">soil pH</text:span></text:p>
      <text:p text:style-name="P4" loext:marker-style-name="T1"><text:span text:style-name="T2">s</text:span><text:span text:style-name="T1">upply of nutrients</text:span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>atmospheric:</text:span></text:p>
      <text:p text:style-name="P2" loext:marker-style-name="T1"><text:span text:style-name="T2">temperature</text:span></text:p>
      <text:p text:style-name="P2" loext:marker-style-name="T1"><text:span text:style-name="T2">humidity</text:span></text:p>
      <text:p text:style-name="P2" loext:marker-style-name="T1"><text:span text:style-name="T2">solar radiation</text:span></text:p>
      <text:p text:style-name="P3" loext:marker-style-name="T1"><text:span text:style-name="T2">precipitation/rain</text:span></text:p>
      <text:p text:style-name="P3" loext:marker-style-name="T1"><text:span text:style-name="T2"/></text:p>
      <text:p text:style-name="P3" loext:marker-style-name="T1"><text:span text:style-name="T3">pest</text:span><text:span text:style-name="T1"> <text:s text:c="2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F" style:font-size-asian="11pt" style:language-asian="en" style:country-asian="GB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true" style:font-name-asian="F" style:font-size-asian="11pt" style:language-asian="en" style:country-asian="GB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lain_20_Text" style:display-name="Plain Text" style:family="paragraph" style:parent-style-name="Standard" loext:linked-style-name="Plain_20_Text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_20__28_WW_29_" style:display-name="Default Paragraph Font (WW)" style:family="text"/>
    <style:style style:name="Plain_20_Text_20_Char" style:display-name="Plain Text Char" style:family="text" style:parent-style-name="Default_20_Paragraph_20_Font_20__28_WW_29_" loext:linked-style-name="Plain_20_Tex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9264in" fo:margin-right="0.927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</meta:editing-cycles>
    <meta:creation-date>2024-02-02T20:39:00</meta:creation-date>
    <dc:date>2024-02-23T06:32:31.616746597</dc:date>
    <meta:editing-duration>PT19M37S</meta:editing-duration>
    <meta:generator>LibreOffice/7.6.4.1$Linux_X86_64 LibreOffice_project/60$Build-1</meta:generator>
    <meta:document-statistic meta:table-count="0" meta:image-count="0" meta:object-count="0" meta:page-count="1" meta:paragraph-count="32" meta:word-count="63" meta:character-count="586" meta:non-whitespace-character-count="504"/>
    <meta:user-defined meta:name="AppVersion">16.0000</meta:user-defined>
    <meta:template xlink:type="simple" xlink:actuate="onRequest" xlink:title="Normal" xlink:href=""/>
  </office:meta>
</office:document-meta>
</file>